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People in Section VII</text:p>
          </table:table-cell>
        </table:table-row>
        <table:table-row table:style-name="ro1">
          <table:table-cell office:value-type="string" calcext:value-type="string">
            <text:p>Boston U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oyola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20:33:53.827327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6-08-04T17:35:15.370818053</meta:creation-date>
    <dc:date>2016-08-05T21:16:47.058655536</dc:date>
    <dc:creator>Mike </dc:creator>
    <meta:editing-duration>PT24M44S</meta:editing-duration>
    <meta:editing-cycles>3</meta:editing-cycles>
    <meta:generator>LibreOffice/5.0.3.2$Linux_X86_64 LibreOffice_project/00m0$Build-2</meta:generator>
    <meta:document-statistic meta:table-count="1" meta:cell-count="8" meta:object-count="0"/>
  </office:meta>
</office:document-meta>
</file>